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_application (<text:span text:style-name="T1">id</text:span>, advert_id : <text:span text:style-name="T3">advert.id</text:span>, application_name : <text:span text:style-name="T3">application.name</text:span>)</text:p>
      <text:p text:style-name="P1"/>
      <text:p text:style-name="P1">ad_interested (<text:span text:style-name="T1">id</text:span>, developer_name : <text:span text:style-name="T3">developer.name</text:span>, advert_id : <text:span text:style-name="T3">advert.id</text:span>)</text:p>
      <text:p text:style-name="P1"/>
      <text:p text:style-name="P1">ad_platform (<text:span text:style-name="T1">id</text:span>, advert_id : <text:span text:style-name="T3">advert.id</text:span>, platform_name : <text:span text:style-name="T3">platform.name</text:span><text:span text:style-name="T5">, platform_vnr : </text:span><text:span text:style-name="T3">platform.vnr</text:span>)</text:p>
      <text:p text:style-name="P1"/>
      <text:p text:style-name="P1">advert (<text:span text:style-name="T1">id</text:span>, titel, text, developer_name : <text:span text:style-name="T3">developer.name</text:span>)</text:p>
      <text:p text:style-name="P1"/>
      <text:p text:style-name="P1">app_author (<text:span text:style-name="T1">id</text:span>, application_name : <text:span text:style-name="T3">application.name</text:span>, developer_name : <text:span text:style-name="T3">developer.name</text:span>)</text:p>
      <text:p text:style-name="P1"/>
      <text:p text:style-name="P1">app_category (<text:span text:style-name="T1">id</text:span>, application_name : <text:span text:style-name="T3">application.name</text:span>, category_name : <text:span text:style-name="T3">category.name</text:span>)</text:p>
      <text:p text:style-name="P1"/>
      <text:p text:style-name="P1">application (<text:span text:style-name="T1">name</text:span>, beschreibung, preis, recommended_version_vnr : <text:span text:style-name="T3">version.vnr</text:span>)</text:p>
      <text:p text:style-name="P1"/>
      <text:p text:style-name="P1">category (<text:span text:style-name="T1">name</text:span>, beschreibung)</text:p>
      <text:p text:style-name="P1"/>
      <text:p text:style-name="P1">category_relations (<text:span text:style-name="T1">id</text:span><text:span text:style-name="T7">, parent_name : </text:span><text:span text:style-name="T4">category.name</text:span><text:span text:style-name="T6">, child_name : </text:span><text:span text:style-name="T4">category.name</text:span><text:span text:style-name="T6">)</text:span></text:p>
      <text:p text:style-name="P1"><text:span text:style-name="T6"/></text:p>
      <text:p text:style-name="P1">developer <text:span text:style-name="T7">(</text:span><text:span text:style-name="T1">name</text:span><text:span text:style-name="T7"> : </text:span><text:span text:style-name="T4">user.name</text:span><text:span text:style-name="T7">,</text:span> beschreibung)</text:p>
      <text:p text:style-name="P1"/>
      <text:p text:style-name="P1">downloads (<text:span text:style-name="T1">id</text:span>, datum, user_name : <text:span text:style-name="T3">user.name</text:span><text:span text:style-name="T5">, platform_name : </text:span><text:span text:style-name="T3">platform.name</text:span><text:span text:style-name="T5">, platform_vnr : </text:span><text:span text:style-name="T3">platform.vnr</text:span><text:span text:style-name="T5">, application_name : </text:span><text:span text:style-name="T3">version.application_name</text:span><text:span text:style-name="T5">, version_vnr : </text:span><text:span text:style-name="T3">version.vnr</text:span><text:span text:style-name="T5">)</text:span></text:p>
      <text:p text:style-name="P1"><text:span text:style-name="T5"/></text:p>
      <text:p text:style-name="P1">platform (<text:span text:style-name="T1">name, vnr</text:span>)</text:p>
      <text:p text:style-name="P1"/>
      <text:p text:style-name="P1">purchases (<text:span text:style-name="T1">id</text:span>, datum, user_name : <text:span text:style-name="T3">user.name</text:span><text:span text:style-name="T5">, application_name : </text:span><text:span text:style-name="T3">application.name</text:span>)</text:p>
      <text:p text:style-name="P1"/>
      <text:p text:style-name="P1">review (<text:span text:style-name="T1">id</text:span>, user_name : <text:span text:style-name="T3">user.name</text:span>, application_name : <text:span text:style-name="T3">version.application_name</text:span><text:span text:style-name="T5">, version_vnr : </text:span><text:span text:style-name="T3">version.vnr</text:span><text:span text:style-name="T5">, punkte, kommentar)</text:span></text:p>
      <text:p text:style-name="P1"><text:span text:style-name="T5"/></text:p>
      <text:p text:style-name="P1">user (<text:span text:style-name="T1">name</text:span>, passwort, mail)</text:p>
      <text:p text:style-name="P1"/>
      <text:p text:style-name="P1">version (<text:span text:style-name="T2">application_name</text:span> : <text:span text:style-name="T3">application.name</text:span>, <text:span text:style-name="T1">vnr</text:span>)</text:p>
      <text:p text:style-name="P1"/>
      <text:p text:style-name="P1">version_platform (<text:span text:style-name="T1">id</text:span>, application_name : <text:span text:style-name="T3">version.application_name</text:span><text:span text:style-name="T5">, version_vnr : </text:span><text:span text:style-name="T3">version.vnr</text:span><text:span text:style-name="T5">, platform_name : </text:span><text:span text:style-name="T3">platform.name</text:span><text:span text:style-name="T5">, platform_vnr : </text:span><text:span text:style-name="T3">platform.vnr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1T20:56:04</meta:creation-date>
    <dc:date>2011-11-01T21:21:38</dc:date>
    <meta:editing-duration>PT25M34S</meta:editing-duration>
    <meta:editing-cycles>17</meta:editing-cycles>
    <meta:generator>LibreOffice/3.4$Unix LibreOffice_project/340m1$Build-302</meta:generator>
    <meta:document-statistic meta:table-count="0" meta:image-count="0" meta:object-count="0" meta:page-count="1" meta:paragraph-count="17" meta:word-count="139" meta:character-count="1340" meta:non-whitespace-character-count="1218"/>
  </office:meta>
</office:document-meta>
</file>